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185in" svg:height="4.6039in" svg:x="11.2488in" svg:y="0.2484in">
            <draw:object draw:notify-on-update-of-ranges="Sheet1.A1:Sheet1.A42 Sheet1.B1:Sheet1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8748in" svg:y="0.8343in">
            <draw:object draw:notify-on-update-of-ranges="Sheet1.C3:Sheet1.C42 Sheet1.D3:Sheet1.D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8" calcext:value-type="float">
            <text:p>0.198</text:p>
          </table:table-cell>
          <table:table-cell office:value-type="float" office:value="5" calcext:value-type="float">
            <text:p>5</text:p>
          </table:table-cell>
          <table:table-cell table:formula="of:=LN(1-([.B1]/4.009))" office:value-type="float" office:value="-0.0506502117686467" calcext:value-type="float">
            <text:p>-0.05065021176864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1" calcext:value-type="float">
            <text:p>0.361</text:p>
          </table:table-cell>
          <table:table-cell office:value-type="float" office:value="10" calcext:value-type="float">
            <text:p>10</text:p>
          </table:table-cell>
          <table:table-cell table:formula="of:=LN(1-([.B2]/4.009))" office:value-type="float" office:value="-0.0943627614482849" calcext:value-type="float">
            <text:p>-0.0943627614482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4" calcext:value-type="float">
            <text:p>0.494</text:p>
          </table:table-cell>
          <table:table-cell office:value-type="float" office:value="15" calcext:value-type="float">
            <text:p>15</text:p>
          </table:table-cell>
          <table:table-cell table:formula="of:=-LN(1-([.B3]/3.6))" office:value-type="float" office:value="0.147598120735569" calcext:value-type="float">
            <text:p>0.1475981207355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26" calcext:value-type="float">
            <text:p>0.626</text:p>
          </table:table-cell>
          <table:table-cell office:value-type="float" office:value="20" calcext:value-type="float">
            <text:p>20</text:p>
          </table:table-cell>
          <table:table-cell table:formula="of:=-LN(1-([.B4]/3.6))" office:value-type="float" office:value="0.191025997424101" calcext:value-type="float">
            <text:p>0.1910259974241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57" calcext:value-type="float">
            <text:p>0.757</text:p>
          </table:table-cell>
          <table:table-cell office:value-type="float" office:value="25" calcext:value-type="float">
            <text:p>25</text:p>
          </table:table-cell>
          <table:table-cell table:formula="of:=-LN(1-([.B5]/3.6))" office:value-type="float" office:value="0.236074012793202" calcext:value-type="float">
            <text:p>0.2360740127932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68" calcext:value-type="float">
            <text:p>0.868</text:p>
          </table:table-cell>
          <table:table-cell office:value-type="float" office:value="30" calcext:value-type="float">
            <text:p>30</text:p>
          </table:table-cell>
          <table:table-cell table:formula="of:=-LN(1-([.B6]/3.6))" office:value-type="float" office:value="0.275899903753521" calcext:value-type="float">
            <text:p>0.2758999037535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93" calcext:value-type="float">
            <text:p>0.993</text:p>
          </table:table-cell>
          <table:table-cell office:value-type="float" office:value="35" calcext:value-type="float">
            <text:p>35</text:p>
          </table:table-cell>
          <table:table-cell table:formula="of:=-LN(1-([.B7]/3.6))" office:value-type="float" office:value="0.3227337105107" calcext:value-type="float">
            <text:p>0.32273371051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87" calcext:value-type="float">
            <text:p>1.087</text:p>
          </table:table-cell>
          <table:table-cell office:value-type="float" office:value="40" calcext:value-type="float">
            <text:p>40</text:p>
          </table:table-cell>
          <table:table-cell table:formula="of:=-LN(1-([.B8]/3.6))" office:value-type="float" office:value="0.359456586900609" calcext:value-type="float">
            <text:p>0.3594565869006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89" calcext:value-type="float">
            <text:p>1.189</text:p>
          </table:table-cell>
          <table:table-cell office:value-type="float" office:value="45" calcext:value-type="float">
            <text:p>45</text:p>
          </table:table-cell>
          <table:table-cell table:formula="of:=-LN(1-([.B9]/3.6))" office:value-type="float" office:value="0.40089224626303" calcext:value-type="float">
            <text:p>0.400892246263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87" calcext:value-type="float">
            <text:p>1.287</text:p>
          </table:table-cell>
          <table:table-cell office:value-type="float" office:value="50" calcext:value-type="float">
            <text:p>50</text:p>
          </table:table-cell>
          <table:table-cell table:formula="of:=-LN(1-([.B10]/3.6))" office:value-type="float" office:value="0.442388462212762" calcext:value-type="float">
            <text:p>0.4423884622127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375" calcext:value-type="float">
            <text:p>1.375</text:p>
          </table:table-cell>
          <table:table-cell office:value-type="float" office:value="55" calcext:value-type="float">
            <text:p>55</text:p>
          </table:table-cell>
          <table:table-cell table:formula="of:=-LN(1-([.B11]/3.6))" office:value-type="float" office:value="0.481176929843861" calcext:value-type="float">
            <text:p>0.4811769298438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55" calcext:value-type="float">
            <text:p>1.455</text:p>
          </table:table-cell>
          <table:table-cell office:value-type="float" office:value="60" calcext:value-type="float">
            <text:p>60</text:p>
          </table:table-cell>
          <table:table-cell table:formula="of:=-LN(1-([.B12]/3.6))" office:value-type="float" office:value="0.517794293082084" calcext:value-type="float">
            <text:p>0.5177942930820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549" calcext:value-type="float">
            <text:p>1.549</text:p>
          </table:table-cell>
          <table:table-cell office:value-type="float" office:value="65" calcext:value-type="float">
            <text:p>65</text:p>
          </table:table-cell>
          <table:table-cell table:formula="of:=-LN(1-([.B13]/3.6))" office:value-type="float" office:value="0.562606366371821" calcext:value-type="float">
            <text:p>0.5626063663718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617" calcext:value-type="float">
            <text:p>1.617</text:p>
          </table:table-cell>
          <table:table-cell office:value-type="float" office:value="70" calcext:value-type="float">
            <text:p>70</text:p>
          </table:table-cell>
          <table:table-cell table:formula="of:=-LN(1-([.B14]/3.6))" office:value-type="float" office:value="0.596322995924406" calcext:value-type="float">
            <text:p>0.5963229959244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98" calcext:value-type="float">
            <text:p>1.698</text:p>
          </table:table-cell>
          <table:table-cell office:value-type="float" office:value="75" calcext:value-type="float">
            <text:p>75</text:p>
          </table:table-cell>
          <table:table-cell table:formula="of:=-LN(1-([.B15]/3.6))" office:value-type="float" office:value="0.638027881338866" calcext:value-type="float">
            <text:p>0.6380278813388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772" calcext:value-type="float">
            <text:p>1.772</text:p>
          </table:table-cell>
          <table:table-cell office:value-type="float" office:value="80" calcext:value-type="float">
            <text:p>80</text:p>
          </table:table-cell>
          <table:table-cell table:formula="of:=-LN(1-([.B16]/3.6))" office:value-type="float" office:value="0.677711372430106" calcext:value-type="float">
            <text:p>0.6777113724301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832" calcext:value-type="float">
            <text:p>1.832</text:p>
          </table:table-cell>
          <table:table-cell office:value-type="float" office:value="85" calcext:value-type="float">
            <text:p>85</text:p>
          </table:table-cell>
          <table:table-cell table:formula="of:=-LN(1-([.B17]/3.6))" office:value-type="float" office:value="0.711084881246613" calcext:value-type="float">
            <text:p>0.7110848812466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9" calcext:value-type="float">
            <text:p>1.9</text:p>
          </table:table-cell>
          <table:table-cell office:value-type="float" office:value="90" calcext:value-type="float">
            <text:p>90</text:p>
          </table:table-cell>
          <table:table-cell table:formula="of:=-LN(1-([.B18]/3.6))" office:value-type="float" office:value="0.750305594399894" calcext:value-type="float">
            <text:p>0.7503055943998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033" calcext:value-type="float">
            <text:p>2.033</text:p>
          </table:table-cell>
          <table:table-cell office:value-type="float" office:value="100" calcext:value-type="float">
            <text:p>100</text:p>
          </table:table-cell>
          <table:table-cell table:formula="of:=-LN(1-([.B19]/3.6))" office:value-type="float" office:value="0.831770882088181" calcext:value-type="float">
            <text:p>0.8317708820881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136" calcext:value-type="float">
            <text:p>2.136</text:p>
          </table:table-cell>
          <table:table-cell office:value-type="float" office:value="110" calcext:value-type="float">
            <text:p>110</text:p>
          </table:table-cell>
          <table:table-cell table:formula="of:=-LN(1-([.B20]/3.6))" office:value-type="float" office:value="0.899761429922945" calcext:value-type="float">
            <text:p>0.8997614299229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245" calcext:value-type="float">
            <text:p>2.245</text:p>
          </table:table-cell>
          <table:table-cell office:value-type="float" office:value="120" calcext:value-type="float">
            <text:p>120</text:p>
          </table:table-cell>
          <table:table-cell table:formula="of:=-LN(1-([.B21]/3.6))" office:value-type="float" office:value="0.9771323911304" calcext:value-type="float">
            <text:p>0.97713239113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343" calcext:value-type="float">
            <text:p>2.343</text:p>
          </table:table-cell>
          <table:table-cell office:value-type="float" office:value="130" calcext:value-type="float">
            <text:p>130</text:p>
          </table:table-cell>
          <table:table-cell table:formula="of:=-LN(1-([.B22]/3.6))" office:value-type="float" office:value="1.05220591585395" calcext:value-type="float">
            <text:p>1.052205915853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43" calcext:value-type="float">
            <text:p>2.43</text:p>
          </table:table-cell>
          <table:table-cell office:value-type="float" office:value="140" calcext:value-type="float">
            <text:p>140</text:p>
          </table:table-cell>
          <table:table-cell table:formula="of:=-LN(1-([.B23]/3.6))" office:value-type="float" office:value="1.1239300966524" calcext:value-type="float">
            <text:p>1.12393009665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514" calcext:value-type="float">
            <text:p>2.514</text:p>
          </table:table-cell>
          <table:table-cell office:value-type="float" office:value="150" calcext:value-type="float">
            <text:p>150</text:p>
          </table:table-cell>
          <table:table-cell table:formula="of:=-LN(1-([.B24]/3.6))" office:value-type="float" office:value="1.19843262395032" calcext:value-type="float">
            <text:p>1.198432623950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594" calcext:value-type="float">
            <text:p>2.594</text:p>
          </table:table-cell>
          <table:table-cell office:value-type="float" office:value="160" calcext:value-type="float">
            <text:p>160</text:p>
          </table:table-cell>
          <table:table-cell table:formula="of:=-LN(1-([.B25]/3.6))" office:value-type="float" office:value="1.27495177378452" calcext:value-type="float">
            <text:p>1.274951773784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667" calcext:value-type="float">
            <text:p>2.667</text:p>
          </table:table-cell>
          <table:table-cell office:value-type="float" office:value="170" calcext:value-type="float">
            <text:p>170</text:p>
          </table:table-cell>
          <table:table-cell table:formula="of:=-LN(1-([.B26]/3.6))" office:value-type="float" office:value="1.35028392359686" calcext:value-type="float">
            <text:p>1.350283923596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767" calcext:value-type="float">
            <text:p>2.767</text:p>
          </table:table-cell>
          <table:table-cell office:value-type="float" office:value="185" calcext:value-type="float">
            <text:p>185</text:p>
          </table:table-cell>
          <table:table-cell table:formula="of:=-LN(1-([.B27]/3.6))" office:value-type="float" office:value="1.46365548227736" calcext:value-type="float">
            <text:p>1.463655482277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855" calcext:value-type="float">
            <text:p>2.855</text:p>
          </table:table-cell>
          <table:table-cell office:value-type="float" office:value="200" calcext:value-type="float">
            <text:p>200</text:p>
          </table:table-cell>
          <table:table-cell table:formula="of:=-LN(1-([.B28]/3.6))" office:value-type="float" office:value="1.57530490606464" calcext:value-type="float">
            <text:p>1.575304906064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956" calcext:value-type="float">
            <text:p>2.956</text:p>
          </table:table-cell>
          <table:table-cell office:value-type="float" office:value="220" calcext:value-type="float">
            <text:p>220</text:p>
          </table:table-cell>
          <table:table-cell table:formula="of:=-LN(1-([.B29]/3.6))" office:value-type="float" office:value="1.72099039833985" calcext:value-type="float">
            <text:p>1.7209903983398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047" calcext:value-type="float">
            <text:p>3.047</text:p>
          </table:table-cell>
          <table:table-cell office:value-type="float" office:value="240" calcext:value-type="float">
            <text:p>240</text:p>
          </table:table-cell>
          <table:table-cell table:formula="of:=-LN(1-([.B30]/3.6))" office:value-type="float" office:value="1.87333112292187" calcext:value-type="float">
            <text:p>1.8733311229218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125" calcext:value-type="float">
            <text:p>3.125</text:p>
          </table:table-cell>
          <table:table-cell office:value-type="float" office:value="260" calcext:value-type="float">
            <text:p>260</text:p>
          </table:table-cell>
          <table:table-cell table:formula="of:=-LN(1-([.B31]/3.6))" office:value-type="float" office:value="2.02537432040956" calcext:value-type="float">
            <text:p>2.0253743204095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193" calcext:value-type="float">
            <text:p>3.193</text:p>
          </table:table-cell>
          <table:table-cell office:value-type="float" office:value="280" calcext:value-type="float">
            <text:p>280</text:p>
          </table:table-cell>
          <table:table-cell table:formula="of:=-LN(1-([.B32]/3.6))" office:value-type="float" office:value="2.17987593900161" calcext:value-type="float">
            <text:p>2.179875939001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265" calcext:value-type="float">
            <text:p>3.265</text:p>
          </table:table-cell>
          <table:table-cell office:value-type="float" office:value="305" calcext:value-type="float">
            <text:p>305</text:p>
          </table:table-cell>
          <table:table-cell table:formula="of:=-LN(1-([.B33]/3.6))" office:value-type="float" office:value="2.37455859261914" calcext:value-type="float">
            <text:p>2.374558592619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328" calcext:value-type="float">
            <text:p>3.328</text:p>
          </table:table-cell>
          <table:table-cell office:value-type="float" office:value="330" calcext:value-type="float">
            <text:p>330</text:p>
          </table:table-cell>
          <table:table-cell table:formula="of:=-LN(1-([.B34]/3.6))" office:value-type="float" office:value="2.5828870581482" calcext:value-type="float">
            <text:p>2.582887058148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.375" calcext:value-type="float">
            <text:p>3.375</text:p>
          </table:table-cell>
          <table:table-cell office:value-type="float" office:value="355" calcext:value-type="float">
            <text:p>355</text:p>
          </table:table-cell>
          <table:table-cell table:formula="of:=-LN(1-([.B35]/3.6))" office:value-type="float" office:value="2.77258872223978" calcext:value-type="float">
            <text:p>2.7725887222397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419" calcext:value-type="float">
            <text:p>3.419</text:p>
          </table:table-cell>
          <table:table-cell office:value-type="float" office:value="380" calcext:value-type="float">
            <text:p>380</text:p>
          </table:table-cell>
          <table:table-cell table:formula="of:=-LN(1-([.B36]/3.6))" office:value-type="float" office:value="2.99019209317838" calcext:value-type="float">
            <text:p>2.990192093178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449" calcext:value-type="float">
            <text:p>3.449</text:p>
          </table:table-cell>
          <table:table-cell office:value-type="float" office:value="400" calcext:value-type="float">
            <text:p>400</text:p>
          </table:table-cell>
          <table:table-cell table:formula="of:=-LN(1-([.B37]/3.6))" office:value-type="float" office:value="3.17140928762927" calcext:value-type="float">
            <text:p>3.1714092876292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.473" calcext:value-type="float">
            <text:p>3.473</text:p>
          </table:table-cell>
          <table:table-cell office:value-type="float" office:value="420" calcext:value-type="float">
            <text:p>420</text:p>
          </table:table-cell>
          <table:table-cell table:formula="of:=-LN(1-([.B38]/3.6))" office:value-type="float" office:value="3.34450203798561" calcext:value-type="float">
            <text:p>3.3445020379856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.491" calcext:value-type="float">
            <text:p>3.491</text:p>
          </table:table-cell>
          <table:table-cell office:value-type="float" office:value="435" calcext:value-type="float">
            <text:p>435</text:p>
          </table:table-cell>
          <table:table-cell table:formula="of:=-LN(1-([.B39]/3.6))" office:value-type="float" office:value="3.49734124221506" calcext:value-type="float">
            <text:p>3.4973412422150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507" calcext:value-type="float">
            <text:p>3.507</text:p>
          </table:table-cell>
          <table:table-cell office:value-type="float" office:value="450" calcext:value-type="float">
            <text:p>450</text:p>
          </table:table-cell>
          <table:table-cell table:formula="of:=-LN(1-([.B40]/3.6))" office:value-type="float" office:value="3.65608963129094" calcext:value-type="float">
            <text:p>3.6560896312909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.519" calcext:value-type="float">
            <text:p>3.519</text:p>
          </table:table-cell>
          <table:table-cell office:value-type="float" office:value="465" calcext:value-type="float">
            <text:p>465</text:p>
          </table:table-cell>
          <table:table-cell table:formula="of:=-LN(1-([.B41]/3.6))" office:value-type="float" office:value="3.79423996977176" calcext:value-type="float">
            <text:p>3.7942399697717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.535" calcext:value-type="float">
            <text:p>3.535</text:p>
          </table:table-cell>
          <table:table-cell office:value-type="float" office:value="480" calcext:value-type="float">
            <text:p>480</text:p>
          </table:table-cell>
          <table:table-cell table:formula="of:=-LN(1-([.B42]/3.6))" office:value-type="float" office:value="4.01430185454857" calcext:value-type="float">
            <text:p>4.01430185454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09:14:50.531174988</meta:creation-date>
    <dc:date>2022-11-02T10:46:51.697576107</dc:date>
    <meta:editing-duration>PT1H32M1S</meta:editing-duration>
    <meta:editing-cycles>1</meta:editing-cycles>
    <meta:document-statistic meta:table-count="1" meta:cell-count="168" meta:object-count="2"/>
    <meta:generator>LibreOffice/7.4.1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91cm" svg:height="11.695cm" xlink:href=".." xlink:type="simple" chart:class="chart:scatter" chart:style-name="ch1">
        <chart:title svg:x="8.579cm" svg:y="0.369cm" chart:style-name="ch2">
          <text:p>Voltage over time</text:p>
        </chart:title>
        <chart:legend chart:legend-position="end" svg:x="17.939cm" svg:y="5.548cm" style:legend-expansion="high" chart:style-name="ch3"/>
        <chart:plot-area chart:style-name="ch4" table:cell-range-address="Sheet1.A1:Sheet1.B42" svg:x="1.426cm" svg:y="1.381cm" svg:width="16.098cm" svg:height="9.1cm">
          <chart:coordinate-region svg:x="2.153cm" svg:y="1.58cm" svg:width="15.091cm" svg:height="8.254cm"/>
          <chart:axis chart:dimension="x" chart:name="primary-x" chart:style-name="ch5">
            <chart:title svg:x="8.664cm" svg:y="10.714cm" chart:style-name="ch6">
              <text:p>Time (sec)</text:p>
            </chart:title>
          </chart:axis>
          <chart:axis chart:dimension="y" chart:name="primary-y" chart:style-name="ch7">
            <chart:title svg:x="0.451cm" svg:y="6.795cm" chart:style-name="ch8">
              <text:p>Voltage (V)</text:p>
            </chart:title>
            <chart:grid chart:style-name="ch9" chart:class="major"/>
          </chart:axis>
          <chart:series chart:style-name="ch10" chart:values-cell-range-address="Sheet1.B1:Sheet1.B42" chart:class="chart:scatter">
            <chart:domain table:cell-range-address="Sheet1.A1:Sheet1.A42"/>
            <chart:data-point chart:repeated="29"/>
            <chart:data-point chart:style-name="ch1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1:Sheet1.A42</svg:desc>
                </draw:g>
              </table:table-cell>
              <table:table-cell office:value-type="float" office:value="0.198">
                <text:p>0.198</text:p>
                <draw:g>
                  <svg:desc>Sheet1.B1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.455">
                <text:p>1.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.549">
                <text:p>1.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.617">
                <text:p>1.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.698">
                <text:p>1.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.772">
                <text:p>1.7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2.033">
                <text:p>2.0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2.136">
                <text:p>2.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2.245">
                <text:p>2.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2.343">
                <text:p>2.3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2.594">
                <text:p>2.5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2.667">
                <text:p>2.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5">
                <text:p>185</text:p>
              </table:table-cell>
              <table:table-cell office:value-type="float" office:value="2.767">
                <text:p>2.7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2.855">
                <text:p>2.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0">
                <text:p>220</text:p>
              </table:table-cell>
              <table:table-cell office:value-type="float" office:value="2.956">
                <text:p>2.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3.047">
                <text:p>3.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">
                <text:p>260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0">
                <text:p>280</text:p>
              </table:table-cell>
              <table:table-cell office:value-type="float" office:value="3.193">
                <text:p>3.1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5">
                <text:p>305</text:p>
              </table:table-cell>
              <table:table-cell office:value-type="float" office:value="3.265">
                <text:p>3.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3.328">
                <text:p>3.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5">
                <text:p>355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0">
                <text:p>380</text:p>
              </table:table-cell>
              <table:table-cell office:value-type="float" office:value="3.419">
                <text:p>3.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">
                <text:p>400</text:p>
              </table:table-cell>
              <table:table-cell office:value-type="float" office:value="3.449">
                <text:p>3.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0">
                <text:p>420</text:p>
              </table:table-cell>
              <table:table-cell office:value-type="float" office:value="3.473">
                <text:p>3.4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5">
                <text:p>435</text:p>
              </table:table-cell>
              <table:table-cell office:value-type="float" office:value="3.491">
                <text:p>3.4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0">
                <text:p>450</text:p>
              </table:table-cell>
              <table:table-cell office:value-type="float" office:value="3.507">
                <text:p>3.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5">
                <text:p>465</text:p>
              </table:table-cell>
              <table:table-cell office:value-type="float" office:value="3.519">
                <text:p>3.5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0">
                <text:p>480</text:p>
              </table:table-cell>
              <table:table-cell office:value-type="float" office:value="3.535">
                <text:p>3.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 style:data-style-name="N121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C3:Sheet1.D42" svg:x="0.32cm" svg:y="0.18cm" svg:width="11.264cm" svg:height="8.64cm">
          <chart:coordinate-region svg:x="1.047cm" svg:y="0.379cm" svg:width="10.25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42" chart:class="chart:scatter">
            <chart:domain table:cell-range-address="Sheet1.C3:Sheet1.C42"/>
            <chart:regression-curve chart:style-name="ch8">
              <chart:equation chart:display-equation="true" chart:display-r-square="false" svg:x="4.464cm" svg:y="6.352cm" chart:style-name="ch9"/>
            </chart:regression-curve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C3:Sheet1.C42</svg:desc>
                </draw:g>
              </table:table-cell>
              <table:table-cell office:value-type="float" office:value="0.147598120735569">
                <text:p>0.147598120735569</text:p>
                <draw:g>
                  <svg:desc>Sheet1.D3:Sheet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91025997424101">
                <text:p>0.191025997424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.236074012793202">
                <text:p>0.236074012793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275899903753521">
                <text:p>0.275899903753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3227337105107">
                <text:p>0.3227337105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.359456586900609">
                <text:p>0.359456586900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0.40089224626303">
                <text:p>0.40089224626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442388462212762">
                <text:p>0.442388462212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0.481176929843861">
                <text:p>0.481176929843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0.517794293082084">
                <text:p>0.517794293082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0.562606366371821">
                <text:p>0.562606366371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596322995924406">
                <text:p>0.5963229959244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0.638027881338866">
                <text:p>0.638027881338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0.677711372430106">
                <text:p>0.677711372430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0.711084881246613">
                <text:p>0.711084881246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.750305594399894">
                <text:p>0.750305594399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0.831770882088181">
                <text:p>0.8317708820881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">
                <text:p>110</text:p>
              </table:table-cell>
              <table:table-cell office:value-type="float" office:value="0.899761429922945">
                <text:p>0.899761429922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">
                <text:p>120</text:p>
              </table:table-cell>
              <table:table-cell office:value-type="float" office:value="0.9771323911304">
                <text:p>0.9771323911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">
                <text:p>130</text:p>
              </table:table-cell>
              <table:table-cell office:value-type="float" office:value="1.05220591585395">
                <text:p>1.05220591585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1.1239300966524">
                <text:p>1.1239300966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">
                <text:p>150</text:p>
              </table:table-cell>
              <table:table-cell office:value-type="float" office:value="1.19843262395032">
                <text:p>1.198432623950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0">
                <text:p>160</text:p>
              </table:table-cell>
              <table:table-cell office:value-type="float" office:value="1.27495177378452">
                <text:p>1.27495177378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0">
                <text:p>170</text:p>
              </table:table-cell>
              <table:table-cell office:value-type="float" office:value="1.35028392359686">
                <text:p>1.35028392359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5">
                <text:p>185</text:p>
              </table:table-cell>
              <table:table-cell office:value-type="float" office:value="1.46365548227736">
                <text:p>1.46365548227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1.57530490606464">
                <text:p>1.57530490606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">
                <text:p>220</text:p>
              </table:table-cell>
              <table:table-cell office:value-type="float" office:value="1.72099039833985">
                <text:p>1.72099039833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.87333112292187">
                <text:p>1.873331122921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0">
                <text:p>260</text:p>
              </table:table-cell>
              <table:table-cell office:value-type="float" office:value="2.02537432040956">
                <text:p>2.02537432040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0">
                <text:p>280</text:p>
              </table:table-cell>
              <table:table-cell office:value-type="float" office:value="2.17987593900161">
                <text:p>2.179875939001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5">
                <text:p>305</text:p>
              </table:table-cell>
              <table:table-cell office:value-type="float" office:value="2.37455859261914">
                <text:p>2.37455859261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">
                <text:p>330</text:p>
              </table:table-cell>
              <table:table-cell office:value-type="float" office:value="2.5828870581482">
                <text:p>2.58288705814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5">
                <text:p>355</text:p>
              </table:table-cell>
              <table:table-cell office:value-type="float" office:value="2.77258872223978">
                <text:p>2.77258872223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0">
                <text:p>380</text:p>
              </table:table-cell>
              <table:table-cell office:value-type="float" office:value="2.99019209317838">
                <text:p>2.99019209317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">
                <text:p>400</text:p>
              </table:table-cell>
              <table:table-cell office:value-type="float" office:value="3.17140928762927">
                <text:p>3.17140928762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0">
                <text:p>420</text:p>
              </table:table-cell>
              <table:table-cell office:value-type="float" office:value="3.34450203798561">
                <text:p>3.344502037985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5">
                <text:p>435</text:p>
              </table:table-cell>
              <table:table-cell office:value-type="float" office:value="3.49734124221506">
                <text:p>3.497341242215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0">
                <text:p>450</text:p>
              </table:table-cell>
              <table:table-cell office:value-type="float" office:value="3.65608963129094">
                <text:p>3.65608963129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5">
                <text:p>465</text:p>
              </table:table-cell>
              <table:table-cell office:value-type="float" office:value="3.79423996977176">
                <text:p>3.794239969771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0">
                <text:p>480</text:p>
              </table:table-cell>
              <table:table-cell office:value-type="float" office:value="4.01430185454857">
                <text:p>4.01430185454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